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7193in"/>
    </style:style>
    <style:style style:name="co5" style:family="table-column">
      <style:table-column-properties fo:break-before="auto" style:column-width="0.7043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b3cac7"/>
    </style:style>
    <style:style style:name="ce6" style:family="table-cell" style:parent-style-name="Default">
      <style:table-cell-properties fo:background-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 calcext:value-type="string">
            <text:p>Hernani</text:p>
          </table:table-cell>
          <table:table-cell table:style-name="ce4" office:value-type="string" calcext:value-type="string">
            <text:p>Cynewynn</text:p>
          </table:table-cell>
          <table:table-cell table:style-name="ce4" office:value-type="string" calcext:value-type="string">
            <text:p>Raph</text:p>
          </table:table-cell>
          <table:table-cell table:style-name="ce4" office:value-type="string" calcext:value-type="string">
            <text:p>+empow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_CD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_SPD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table:formula="of:=[.D3]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_SPD</text:p>
          </table:table-cell>
          <table:table-cell office:value-type="float" office:value="42.5" calcext:value-type="float">
            <text:p>42.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4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h_DIST</text:p>
          </table:table-cell>
          <table:table-cell office:value-type="float" office:value="50" calcext:value-type="float">
            <text:p>50</text:p>
          </table:table-cell>
          <table:table-cell office:value-type="float" office:value="49.1" calcext:value-type="float">
            <text:p>49.1</text:p>
          </table:table-cell>
          <table:table-cell office:value-type="float" office:value="30" calcext:value-type="float">
            <text:p>30</text:p>
          </table:table-cell>
          <table:table-cell table:formula="of:=[.D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move</text:p>
          </table:table-cell>
          <table:table-cell table:style-name="ce4" table:formula="of:= ROUND(([.B5]+([.B2]-([.B5]/[.B3]))*[.B4])/[.B2]; 1)" office:value-type="float" office:value="55.5" calcext:value-type="float">
            <text:p>55.5</text:p>
          </table:table-cell>
          <table:table-cell table:style-name="ce4" table:formula="of:= ROUND(([.C5]+([.C2]-([.C5]/[.C3]))*[.C4])/[.C2]; 1)" office:value-type="float" office:value="61.6" calcext:value-type="float">
            <text:p>61.6</text:p>
          </table:table-cell>
          <table:table-cell table:style-name="ce4" table:formula="of:= ROUND(([.D5]+([.D2]-([.D5]/[.D3]))*[.D4])/[.D2]; 1)" office:value-type="float" office:value="58.3" calcext:value-type="float">
            <text:p>58.3</text:p>
          </table:table-cell>
          <table:table-cell table:style-name="ce4" table:formula="of:= ROUND(([.E5]+([.E2]-([.E5]/[.E3]))*[.E4])/[.E2]; 1)" office:value-type="float" office:value="61.6" calcext:value-type="float">
            <text:p>61.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4" table:formula="of:=[.D6]" office:value-type="float" office:value="58.3" calcext:value-type="float">
            <text:p>58.3</text:p>
          </table:table-cell>
          <table:table-cell table:style-name="ce6" office:value-type="string" calcext:value-type="string">
            <text:p> average number for <text:span text:style-name="T1">ranged</text:span> character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+5% base</text:p>
          </table:table-cell>
          <table:table-cell table:style-name="ce4" table:formula="of:=ROUND([.D6]*1.05; 1)" office:value-type="float" office:value="61.2" calcext:value-type="float">
            <text:p>61.2</text:p>
          </table:table-cell>
          <table:table-cell table:style-name="ce6" office:value-type="string" calcext:value-type="string">
            <text:p> average number for <text:span text:style-name="T1">assassin</text:span> character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-5% <text:s/>base</text:p>
          </table:table-cell>
          <table:table-cell table:style-name="ce4" table:formula="of:=ROUND([.D6]/1.05; 1)" office:value-type="float" office:value="55.5" calcext:value-type="float">
            <text:p>55.5</text:p>
          </table:table-cell>
          <table:table-cell table:style-name="ce6" office:value-type="string" calcext:value-type="string">
            <text:p> average number for <text:span text:style-name="T1">support</text:span> characters</text:p>
          </table:table-cell>
          <table:table-cell table:style-name="ce6" table:number-columns-repeated="3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Hernani</text:p>
          </table:table-cell>
          <table:table-cell table:style-name="ce4" office:value-type="string" calcext:value-type="string">
            <text:p>+landmine</text:p>
          </table:table-cell>
          <table:table-cell table:style-name="ce4" office:value-type="string" calcext:value-type="string">
            <text:p>Cynewynn</text:p>
          </table:table-cell>
          <table:table-cell table:style-name="ce4" office:value-type="string" calcext:value-type="string">
            <text:p>+empowrd</text:p>
          </table:table-cell>
          <table:table-cell table:style-name="ce4" office:value-type="string" calcext:value-type="string">
            <text:p>Raph</text:p>
          </table:table-cell>
          <table:table-cell table:style-name="ce4" office:value-type="string" calcext:value-type="string">
            <text:p>+empowrd</text:p>
          </table:table-cell>
        </table:table-row>
        <table:table-row table:style-name="ro1">
          <table:table-cell office:value-type="string" calcext:value-type="string">
            <text:p>DMG 1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F1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D <text:s text:c="3"/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formula="of:=[.D14]-[.D14]*0.1" office:value-type="float" office:value="0.54" calcext:value-type="float">
            <text:p>0.54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table:formula="of:=[.F14]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MG 2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D <text:s text:c="3"/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.3" calcext:value-type="float">
            <text:p>3.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formula="of:=[.E2]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MG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D <text:s text:c="3"/>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 DPS</text:p>
          </table:table-cell>
          <table:table-cell table:style-name="ce4" table:formula="of:=ROUND([.B13]/[.B14]+[.B15]/[.B16]+[.B17]/[.B18]; 1)" office:value-type="float" office:value="12" calcext:value-type="float">
            <text:p>12</text:p>
          </table:table-cell>
          <table:table-cell table:style-name="ce4" table:formula="of:=ROUND([.C13]/[.C14]+[.C15]/[.C16]+[.C17]/[.C18]; 1)" office:value-type="float" office:value="16.5" calcext:value-type="float">
            <text:p>16.5</text:p>
          </table:table-cell>
          <table:table-cell table:style-name="ce4" table:formula="of:=ROUND([.D13]/[.D14]+[.D15]/[.D16]+[.D17]/[.D18]; 1)" office:value-type="float" office:value="11.7" calcext:value-type="float">
            <text:p>11.7</text:p>
          </table:table-cell>
          <table:table-cell table:style-name="ce4" table:formula="of:=ROUND([.E13]/[.E14]+[.E15]/[.E16]+[.E17]/[.E18]; 1)" office:value-type="float" office:value="13" calcext:value-type="float">
            <text:p>13</text:p>
          </table:table-cell>
          <table:table-cell table:style-name="ce4" table:formula="of:=ROUND([.F13]/[.F14]+[.F15]/[.F16]+[.F17]/[.F18]; 1)" office:value-type="float" office:value="10.9" calcext:value-type="float">
            <text:p>10.9</text:p>
          </table:table-cell>
          <table:table-cell table:style-name="ce4" table:formula="of:=ROUND([.G13]/[.G14]+[.G15]/[.G16]+[.G17]/[.G18]; 1)" office:value-type="float" office:value="12.7" calcext:value-type="float">
            <text:p>12.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4" table:formula="of:=[.B19]" office:value-type="float" office:value="12" calcext:value-type="float">
            <text:p>12</text:p>
          </table:table-cell>
          <table:table-cell table:style-name="ce6" office:value-type="string" calcext:value-type="string">
            <text:p> average number for <text:span text:style-name="T1">ranged</text:span> character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+10% base</text:p>
          </table:table-cell>
          <table:table-cell table:style-name="ce4" table:formula="of:=ROUND([.B21]*1.1; 1)" office:value-type="float" office:value="13.2" calcext:value-type="float">
            <text:p>13.2</text:p>
          </table:table-cell>
          <table:table-cell table:style-name="ce6" office:value-type="string" calcext:value-type="string">
            <text:p> average number for <text:span text:style-name="T1">assassin</text:span> characters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 calcext:value-type="string">
            <text:p><text:s/>-10% base</text:p>
          </table:table-cell>
          <table:table-cell table:style-name="ce4" table:formula="of:=ROUND([.B21]/1.1; 1)" office:value-type="float" office:value="10.9" calcext:value-type="float">
            <text:p>10.9</text:p>
          </table:table-cell>
          <table:table-cell table:style-name="ce6" office:value-type="string" calcext:value-type="string">
            <text:p> average number for <text:span text:style-name="T1">support</text:span> characters</text:p>
          </table:table-cell>
          <table:table-cell table:style-name="ce6" table:number-columns-repeated="3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1T21:50:25.314771211</meta:creation-date>
    <dc:date>2025-09-21T22:44:26.711258710</dc:date>
    <meta:editing-duration>PT53M9S</meta:editing-duration>
    <meta:editing-cycles>10</meta:editing-cycles>
    <meta:generator>LibreOffice/7.4.7.2$Linux_X86_64 LibreOffice_project/40$Build-2</meta:generator>
    <meta:document-statistic meta:table-count="1" meta:cell-count="92" meta:object-count="0"/>
  </office:meta>
</office:document-meta>
</file>